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8pt" fo:font-weight="bold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804c19"/>
    </style:style>
    <style:style style:name="P6" style:family="paragraph">
      <style:text-properties fo:font-size="14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color="#804c19" fo:font-family="'Courier New'" style:font-style-name="Bold" style:font-pitch="fixed" fo:font-size="15pt" fo:font-weight="bold" style:font-size-asian="18pt" style:font-size-complex="18pt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cm" svg:height="3cm" svg:x="9.635cm" svg:y="4.735cm">
          <text:p text:style-name="P1">Complex</text:p>
          <text:p text:style-name="P1">DataStore</text:p>
          <draw:enhanced-geometry svg:viewBox="0 0 21600 21600" draw:path-stretchpoint-x="10800" draw:path-stretchpoint-y="10800" draw:text-areas="0 ?f1 ?f4 ?f10" draw:type="cube" draw:modifiers="5400" draw:enhanced-path="M 0 ?f10 L 0 ?f1 ?f2 0 ?f9 0 ?f9 ?f3 ?f4 ?f10 Z N M 0 ?f1 L ?f2 0 ?f9 0 ?f4 ?f1 Z N M ?f4 ?f10 L ?f4 ?f1 ?f9 0 ?f9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21600-?f2 "/>
            <draw:equation draw:name="f6" draw:formula="?f5 /2"/>
            <draw:equation draw:name="f7" draw:formula="?f2 +?f6 "/>
            <draw:equation draw:name="f8" draw:formula="?f4 /2"/>
            <draw:equation draw:name="f9" draw:formula="right"/>
            <draw:equation draw:name="f10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" draw:text-style-name="P3" draw:layer="layout" svg:width="6cm" svg:height="4.5cm" svg:x="3.035cm" svg:y="11.635cm">
            <text:p text:style-name="P1"><text:span text:style-name="T1">FeatureType</text:span></text:p>
            <text:p text:style-name="P1"><text:span text:style-name="T1">mapping</text:span></text:p>
            <text:p text:style-name="P1"><text:span text:style-name="T1">definition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1" draw:text-style-name="P2" draw:layer="layout" svg:width="7cm" svg:height="5.5cm" svg:x="13.135cm" svg:y="11.135cm">
            <text:p text:style-name="P1"><text:span text:style-name="T1">Target schemas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frame draw:style-name="gr3" draw:text-style-name="P5" draw:layer="layout" svg:width="6cm" svg:height="1.453cm" svg:x="13.135cm" svg:y="12.135cm">
            <draw:text-box>
              <text:p text:style-name="P4"><text:span text:style-name="T2">&lt;xs:schema&gt;</text:span></text:p>
              <text:p text:style-name="P4"><text:span text:style-name="T2"><text:s text:c="2"/></text:span><text:span text:style-name="T2">&lt;xs:complexType</text:span></text:p>
            </draw:text-box>
          </draw:frame>
        </draw:g>
        <draw:custom-shape draw:style-name="gr4" draw:text-style-name="P2" draw:layer="layout" svg:width="4cm" svg:height="1.5cm" svg:x="9.135cm" svg:y="12.63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2" draw:layer="layout" svg:width="4cm" svg:height="5cm" svg:x="22.635cm" svg:y="10.735cm">
            <text:p text:style-name="P1">Backend</text:p>
            <text:p text:style-name="P1">data source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" draw:text-style-name="P2" draw:layer="layout" svg:width="7.5cm" svg:height="3cm" svg:x="21.035cm" svg:y="4.535cm">
            <text:p text:style-name="P1">Surrogate</text:p>
            <text:p text:style-name="P1">DataStore</text:p>
            <draw:enhanced-geometry svg:viewBox="0 0 21600 21600" draw:path-stretchpoint-x="10800" draw:path-stretchpoint-y="10800" draw:text-areas="0 ?f1 ?f4 ?f10" draw:type="cube" draw:modifiers="5400" draw:enhanced-path="M 0 ?f10 L 0 ?f1 ?f2 0 ?f9 0 ?f9 ?f3 ?f4 ?f10 Z N M 0 ?f1 L ?f2 0 ?f9 0 ?f4 ?f1 Z N M ?f4 ?f10 L ?f4 ?f1 ?f9 0 ?f9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21600-?f2 "/>
              <draw:equation draw:name="f6" draw:formula="?f5 /2"/>
              <draw:equation draw:name="f7" draw:formula="?f2 +?f6 "/>
              <draw:equation draw:name="f8" draw:formula="?f4 /2"/>
              <draw:equation draw:name="f9" draw:formula="right"/>
              <draw:equation draw:name="f10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2" draw:layer="layout" svg:width="1.5cm" svg:height="3cm" svg:x="23.835cm" svg:y="7.635cm">
            <text:p text:style-name="P4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" draw:text-style-name="P2" draw:layer="layout" svg:width="1.5cm" svg:height="3.552cm" draw:transform="rotate (-0.480140077224736) translate (8.976cm 7.792cm)">
          <text:p text:style-name="P4"/>
          <draw:enhanced-geometry svg:viewBox="0 0 21600 21600" draw:text-areas="?f0 0 ?f2 ?f5" draw:type="down-arrow" draw:modifiers="15498.2005141388 5698.600932711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4cm" svg:height="1.5cm" svg:x="16.935cm" svg:y="5.63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8.5cm" svg:height="2.5cm" svg:x="1.035cm" svg:y="5.135cm">
          <text:p text:style-name="P1">Derivated FeatureTyp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3.042cm" svg:height="0.806cm" svg:x="9.235cm" svg:y="12.935cm">
          <draw:text-box>
            <text:p text:style-name="P4"><text:span text:style-name="T3">References</text:span></text:p>
          </draw:text-box>
        </draw:frame>
        <draw:frame draw:style-name="gr5" draw:text-style-name="P6" draw:layer="layout" svg:width="1.852cm" svg:height="0.806cm" svg:x="9.335cm" svg:y="9.135cm">
          <draw:text-box>
            <text:p text:style-name="P4"><text:span text:style-name="T3">Loads</text:span></text:p>
          </draw:text-box>
        </draw:frame>
        <draw:frame draw:style-name="gr5" draw:text-style-name="P6" draw:layer="layout" svg:width="1.637cm" svg:height="0.806cm" svg:x="17.593cm" svg:y="6.029cm">
          <draw:text-box>
            <text:p text:style-name="P4"><text:span text:style-name="T3">U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Gabriel Roldan</meta:initial-creator>
    <meta:creation-date>2005-11-30T14:27:33</meta:creation-date>
    <dc:creator>Gabriel Roldan</dc:creator>
    <dc:date>2005-12-01T14:51:26</dc:date>
    <dc:language>es-ES</dc:language>
    <meta:editing-cycles>6</meta:editing-cycles>
    <meta:editing-duration>PT2H13M52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